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D0000052AC942F9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áficos1" text:anchor-type="paragraph" svg:x="0.062cm" svg:y="0.005cm" svg:width="1.251cm" svg:height="1.401cm" draw:z-index="0"><draw:image xlink:href="Pictures/100000000000049D0000052AC942F995.jpg" xlink:type="simple" xlink:show="embed" xlink:actuate="onLoad"/></draw:frame> <text:s/><text:span text:style-name="T1">Orange Blossom</text:span> <text:s/></text:p>
      <text:p text:style-name="P1"/>
      <text:p text:style-name="P1"/>
      <text:p text:style-name="P1"><draw:frame draw:style-name="fr1" draw:name="gráficos2" text:anchor-type="paragraph" svg:x="0.062cm" svg:y="0.002cm" svg:width="1.251cm" svg:height="1.401cm" draw:z-index="1"><draw:image xlink:href="Pictures/100000000000049D0000052AC942F995.jpg" xlink:type="simple" xlink:show="embed" xlink:actuate="onLoad"/></draw:frame> <text:s/><text:span text:style-name="T1">Land of Flowers</text:span></text:p>
      <text:p text:style-name="P1"/>
      <text:p text:style-name="P1"><draw:frame draw:style-name="fr1" draw:name="gráficos3" text:anchor-type="paragraph" svg:x="0.062cm" svg:y="0.684cm" svg:width="1.251cm" svg:height="1.401cm" draw:z-index="2"><draw:image xlink:href="Pictures/100000000000049D0000052AC942F995.jpg" xlink:type="simple" xlink:show="embed" xlink:actuate="onLoad"/></draw:frame></text:p>
      <text:p text:style-name="P1"><text:s text:c="2"/><text:span text:style-name="T1">Sea</text:span></text:p>
      <text:p text:style-name="P1"><text:s text:c="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er Rotger Bonnín</meta:initial-creator>
    <meta:creation-date>2023-03-20T12:16:36.05</meta:creation-date>
    <dc:date>2023-03-20T13:28:50.20</dc:date>
    <dc:creator>Xavier Rotger Bonnín</dc:creator>
    <meta:editing-duration>PT4M32S</meta:editing-duration>
    <meta:editing-cycles>2</meta:editing-cycles>
    <meta:generator>OpenOffice/4.1.8$Win32 OpenOffice.org_project/418m3$Build-9803</meta:generator>
    <meta:document-statistic meta:table-count="0" meta:image-count="3" meta:object-count="0" meta:page-count="1" meta:paragraph-count="4" meta:word-count="6" meta:character-count="49"/>
  </office:meta>
</office:document-meta>
</file>